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NGER OF JESUS (23:1-36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NGER OF JESUS (23:1-36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publicly condemns the Pharisees (23:1-12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publicly condemns the Pharisees (23:1-12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wickedness of these men (23:1-7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wickedness of these men (23:1-7)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y do not practice what they preach (23:1-3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y place heavy burdens upon the people (23:4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y do everything for show (23:5, 7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y demand to occupy the place of prominence (23:6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Jesus publicly condemns the Pharisees (23:1-12).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wickedness of these men (23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warning against these men (23:8-12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ANGER OF JESUS (23:1-36):<text:s text:c="1"/></text:span><text:span text:style-name="a550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Jesus publicly condemns the Pharisees (23:1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Jesus personally condemns the Pharisees (23:13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Jesus personally condemns the Pharisees (23:13-36):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First judgment (23:1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cond judgment (23:1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rd judgment (23:16-22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ird judgment (23:16-22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Blind guides! \... You say that it means nothing to swear 'by God's Temple'-you can break that oath. But then you say that it is binding to swear 'by the gold in the Temple"' (23:1617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Blind fools! \... You say that to take an oath 'by the altar' can be broken, but to swear 'by the gifts on the altar' is binding!" (23:18-22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Jesus personally condemns the Pharisees (23:13-36):<text:s text:c="1"/></text:span><text:span text:style-name="a598" text:class-names=""/></text:p>
          </draw:text-box>
          <svg:title/>
          <svg:desc/>
        </draw:frame>
        <draw:frame draw:id="id107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First judgment (23:1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Second judgment (23:15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rd judgment (23:16-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Fourth judgment (23: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2-tx-Title-and-Text" presentation:presentation-page-layout-name="Master1-PPL12" draw:id="Slide-265">
        <draw:frame draw:id="id108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Fourth judgment (23:23-24)<text:s text:c="1"/></text:span><text:span text:style-name="a619" text:class-names=""/></text:p>
          </draw:text-box>
          <svg:title/>
          <svg:desc/>
        </draw:frame>
        <draw:frame draw:id="id109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"You are careful to tithe even the tiniest part of your income, but you ignore the important things of the law-justice, mercy, and faith" (23:23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You strain your water so you won't accidentally swallow a gnat; then you swallow a camel!" (23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1" draw:style-name="a632" draw:master-page-name="Master1-Layout13-twoColTx-Title-and-2-Column-Text" presentation:presentation-page-layout-name="Master1-PPL13" draw:id="Slide-266">
        <draw:frame draw:id="id11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personally condemns the Pharisees (23:13-36):<text:s text:c="1"/></text:span><text:span text:style-name="a634" text:class-names=""/></text:p>
          </draw:text-box>
          <svg:title/>
          <svg:desc/>
        </draw:frame>
        <draw:frame draw:id="id111" presentation:style-name="a649" draw:name="Text Placeholder 2" svg:x="1.38021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First judgment (23:1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Second judgment (23:1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ird judgment (23:16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12" presentation:style-name="a665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Fourth judgment (23:23-2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Fifth judgment (23:25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Sixth judgment (23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venth judgment (23:29-3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2" draw:style-name="a666" draw:master-page-name="Master1-Layout1-title-Title-Slide" presentation:presentation-page-layout-name="Master1-PPL1" draw:id="Slide-267">
        <draw:frame draw:id="id113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Seventh judgment (23:29-36)<text:s text:c="1"/></text:span><text:span text:style-name="a668" text:class-names=""/></text:p>
          </draw:text-box>
          <svg:title/>
          <svg:desc/>
        </draw:frame>
        <draw:frame draw:id="id114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"You will become guilty of murdering all the godly people from righteous Abel to Zechariah" (23:29-35).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3" draw:style-name="a676" draw:master-page-name="Master1-Layout12-tx-Title-and-Text" presentation:presentation-page-layout-name="Master1-PPL12" draw:id="Slide-268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"You will become guilty of murdering all the godly people from righteous Abel to Zechariah" (23:29-35).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By their ancestors' hands (23:29-3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By their own hands (23:32-3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Seventh judgment (23:29-36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"You will become guilty of murdering all the godly people from righteous Abel to Zechariah" (23:29-3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"All the accumulated judgment of the centuries will break upon the heads of this very generation" (23:36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3-twoColTx-Title-and-2-Column-Text" presentation:presentation-page-layout-name="Master1-PPL13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sus personally condemns the Pharisees (23:13-36):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021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First judgment (23:13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Second judgment (23:15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ird judgment (23:16-22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  <draw:frame draw:id="id121" presentation:style-name="a739" draw:name="Text Placeholder 3" svg:x="6.16319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urth judgment (23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Fifth judgment (23:25-26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ixth judgment (23:27-2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Seventh judgment (23:29-36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2-tx-Title-and-Text" presentation:presentation-page-layout-name="Master1-PPL12" draw:id="Slide-271">
        <draw:frame draw:id="id122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ANGER OF JESUS (23:1-36):<text:s text:c="1"/></text:span><text:span text:style-name="a742" text:class-names=""/></text:p>
          </draw:text-box>
          <svg:title/>
          <svg:desc/>
        </draw:frame>
        <draw:frame draw:id="id123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publicly condemns the Pharisees (23:1-12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personally condemns the Pharisees (23:13-3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7" draw:style-name="a755" draw:master-page-name="Master1-Layout12-tx-Title-and-Text" presentation:presentation-page-layout-name="Master1-PPL12" draw:id="Slide-272">
        <draw:frame draw:id="id124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MATTHEW 23</text:span><text:span text:style-name="a757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THE ANGER OF JESUS (23:1-36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ANGUISH OF JESUS (23:37-3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8" draw:style-name="a770" draw:master-page-name="Master1-Layout12-tx-Title-and-Text" presentation:presentation-page-layout-name="Master1-PPL12" draw:id="Slide-273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THE ANGUISH OF JESUS (23:37-39)<text:s text:c="1"/>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desire-what Jesus wants to do (23:37a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denial-what Jesus cannot do (23:37b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desolation-what Jesus will do (23:38-3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19" draw:style-name="a788" draw:master-page-name="Master1-Layout12-tx-Title-and-Text" presentation:presentation-page-layout-name="Master1-PPL12" draw:id="Slide-274">
        <draw:frame draw:id="id128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MATTHEW 23</text:span><text:span text:style-name="a790" text:class-names=""/></text:p>
          </draw:text-box>
          <svg:title/>
          <svg:desc/>
        </draw:frame>
        <draw:frame draw:id="id129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ANGER OF JESUS (23:1-36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ANGUISH OF JESUS (23:37-39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3</dc:title>
    <meta:initial-creator>David STRICKLAND</meta:initial-creator>
    <dc:creator>David STRICKLAND</dc:creator>
    <meta:creation-date>2020-02-23T23:16:59Z</meta:creation-date>
    <dc:date>2020-02-23T23:17:00Z</dc:date>
    <meta:template xlink:href="BibleStudy" xlink:type="simple"/>
    <meta:editing-cycles>1</meta:editing-cycles>
    <meta:editing-duration>PT0S</meta:editing-duration>
    <meta:document-statistic meta:paragraph-count="69" meta:word-count="666"/>
  </office:meta>
</office:document-meta>
</file>